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fo:min-height="11.1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indent="0cm"/>
      <style:text-properties fo:font-size="24pt"/>
    </style:style>
    <style:style style:name="T1" style:family="text">
      <style:text-properties fo:font-size="40pt"/>
    </style:style>
    <style:style style:name="T2" style:family="text">
      <style:text-properties fo:font-style="italic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draw:frame presentation:style-name="pr1" draw:text-style-name="P2" draw:layer="layout" svg:width="23.912cm" svg:height="4.93cm" svg:x="2.058cm" svg:y="0.831cm" presentation:class="title" presentation:user-transformed="true">
          <draw:text-box>
            <text:p text:style-name="P1"><text:span text:style-name="T1">ME2: The Full-Sky</text:span><text:span text:style-name="T1"><text:line-break/></text:span><text:span text:style-name="T1">Measurement Equation</text:span><text:span text:style-name="T1"><text:line-break/></text:span><text:span text:style-name="T1"/></text:p>
          </draw:text-box>
        </draw:frame>
        <draw:frame presentation:style-name="pr2" draw:text-style-name="P3" draw:layer="layout" svg:width="23.912cm" svg:height="13.231cm" svg:x="2.058cm" svg:y="5.838cm" presentation:class="outline">
          <draw:text-box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3">Objectives:</text:p>
              </text:list-item>
            </text:list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4">Understanding the basic ME of a point source</text:p>
              </text:list-item>
            </text:list>
            <text:list text:style-name="L2">
              <text:list-item>
                <text:p text:style-name="P4">Understanding how the <text:span text:style-name="T2">implicit MEs</text:span> of legacy packages map to the full ME</text:p>
              </text:list-item>
            </text:list>
            <text:list text:style-name="L2">
              <text:list-item>
                <text:p text:style-name="P4">Understanding how observational effects show up in the ME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8">
        <draw:frame presentation:style-name="pr1" draw:text-style-name="P1" draw:layer="layout" svg:width="23.912cm" svg:height="3.508cm" svg:x="2.058cm" svg:y="1.543cm" presentation:class="title">
          <draw:text-box>
            <text:p text:style-name="P1">The Full-Sky ME</text:p>
          </draw:text-box>
        </draw:frame>
        <draw:frame draw:style-name="gr2" draw:layer="layout" svg:width="19.596cm" svg:height="10.145cm" svg:x="4.5cm" svg:y="7.5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3T19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Image-Plane vs. <text:line-break/><text:span text:style-name="T2">uv</text:span>-Plane Effects</text:p>
          </draw:text-box>
        </draw:frame>
        <draw:frame draw:style-name="gr2" draw:layer="layout" svg:width="23.256cm" svg:height="14.98cm" svg:x="2.314cm" svg:y="5.69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3T19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Summation Over Sources</text:p>
          </draw:text-box>
        </draw:frame>
        <draw:frame draw:style-name="gr2" draw:layer="layout" svg:width="22.385cm" svg:height="11.719cm" svg:x="3.5cm" svg:y="6.781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3T19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A Sky Of Point Sources</text:p>
          </draw:text-box>
        </draw:frame>
        <draw:frame draw:style-name="gr2" draw:layer="layout" svg:width="20.709cm" svg:height="12.925cm" svg:x="3.5cm" svg:y="6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 draw:page-number="2"/>
      <draw:page-thumbnail draw:layer="backgroundobjects" svg:width="8.819cm" svg:height="6.614cm" svg:x="3.757cm" svg:y="11.445cm" draw:page-number="3"/>
      <draw:page-thumbnail draw:layer="backgroundobjects" svg:width="8.819cm" svg:height="6.614cm" svg:x="17.122cm" svg:y="11.445cm" draw:page-number="4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6-09-15T16:37:37</meta:creation-date>
    <dc:date>2006-09-20T19:27:48</dc:date>
    <meta:print-date>2006-09-20T19:21:56</meta:print-date>
    <dc:language>en-US</dc:language>
    <meta:editing-cycles>21</meta:editing-cycles>
    <meta:editing-duration>PT18H7M44S</meta:editing-duration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Let's decompose: </math:mtext>
            </math:mrow>
          </math:mstyle>
          <math:msub>
            <math:mstyle math:fontweight="bold">
              <math:mrow>
                <math:mi>J</math:mi>
              </math:mrow>
            </math:mstyle>
            <math:mi>p</math:mi>
          </math:msub>
          <math:mrow>
            <math:mrow>
              <math:mo math:stretchy="false"></math:mo>
              <math:mrow>
                <math:mi>l</math:mi>
                <math:mi>,</math:mi>
                <math:mi>m</math:mi>
              </math:mrow>
              <math:mo math:stretchy="false"></math:mo>
            </math:mrow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K</math:mi>
              </math:mrow>
            </math:mstyle>
            <math:mi>p</math:mi>
          </math:msub>
          <math:mrow>
            <math:mo math:stretchy="false"></math:mo>
            <math:mrow>
              <math:mi>l</math:mi>
              <math:mi>,</math:mi>
              <math:mi>m</math:mi>
            </math:mrow>
            <math:mo math:stretchy="false"></math:mo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row>
            <math:mo math:stretchy="false"></math:mo>
            <math:mrow>
              <math:mi>l</math:mi>
              <math:mi>,</math:mi>
              <math:mi>m</math:mi>
            </math:mrow>
            <math:mo math:stretchy="false"></math:mo>
          </math:mrow>
        </math:mrow>
      </math:mtr>
      <math:mtr>
        <math:mrow>
          <math:mstyle math:fontsize="24pt">
            <math:mrow>
              <math:mrow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  <math:mtext> represents uv-plane effects, does not vary with </math:mtext>
                <math:mi>l</math:mi>
                <math:mi>,</math:mi>
                <math:mi>m</math:mi>
                <math:mi>;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text> represents image-plane effects, varies with </math:mtext>
                <math:mi>l</math:mi>
                <math:mi>,</math:mi>
                <math:mi math:fontstyle="italic">m.</math:mi>
              </math:mrow>
            </math:mrow>
          </math:mstyle>
        </math:mrow>
      </math:mtr>
      <math:mtr>
        <math:mrow>
          <math:mstyle math:fontsize="24pt">
            <math:mrow>
              <math:mtext>then:  </math:mtext>
            </math:mrow>
          </math:mstyle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i math:fontstyle="italic">lm</math:mi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 math:fontstyle="italic">dl</math:mi>
              <math:mi/>
              <math:mi math:fontstyle="italic">dm</math:mi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text>and then substituting in the K terms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i math:fontstyle="italic">lm</math:mi>
                </math:munder>
                <math:mrow>
                  <math:mo math:stretchy="false"></math:mo>
                  <math:mrow>
                    <math:msub>
                      <math:mstyle math:fontweight="bold">
                        <math:mrow>
                          <math:mi>E</math:mi>
                        </math:mrow>
                      </math:mstyle>
                      <math:mi>p</math:mi>
                    </math:msub>
                    <math:mstyle math:fontweight="bold">
                      <math:mrow>
                        <math:mi>B</math:mi>
                      </math:mrow>
                    </math:mstyle>
                    <math:msubsup>
                      <math:mstyle math:fontweight="bold">
                        <math:mrow>
                          <math:mi>E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</math:mo>
                </math:mrow>
              </math:mrow>
              <math:msup>
                <math:mi>e</math:mi>
                <math:mrow>
                  <math:mo math:stretchy="false">i</math:mo>
                  <math:msub>
                    <math:mo math:stretchy="false"></math:mo>
                    <math:mi math:fontstyle="italic">pq</math:mi>
                  </math:msub>
                  <math:mrow>
                    <math:mo math:stretchy="false"></math:mo>
                    <math:mrow>
                      <math:mi>l</math:mi>
                      <math:mi>,</math:mi>
                      <math:mi>m</math:mi>
                    </math:mrow>
                    <math:mo math:stretchy="false"></math:mo>
                  </math:mrow>
                </math:mrow>
              </math:msup>
              <math:mi math:fontstyle="italic">dl</math:mi>
              <math:mi/>
              <math:mi math:fontstyle="italic">dm</math:mi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row>
          <math:mstyle math:fontsize="24pt">
            <math:mrow>
              <math:mtext>thus: </math:mtext>
            </math:mrow>
          </math:mstyle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row>
            <math:mo math:stretchy="false"></math:mo>
            <math:mrow>
              <math:msub>
                <math:mi>u</math:mi>
                <math:mi math:fontstyle="italic">pq</math:mi>
              </math:msub>
              <math:mi>,</math:mi>
              <math:msub>
                <math:mi>v</math:mi>
                <math:mi math:fontstyle="italic">pq</math:mi>
              </math:msub>
              <math:mi>,</math:mi>
              <math:msub>
                <math:mi>w</math:mi>
                <math:mi math:fontstyle="italic">pq</math:mi>
              </math:msub>
            </math:mrow>
            <math:mo math:stretchy="false"></math:mo>
          </math:mrow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row>
          <math:mstyle math:fontsize="24pt">
            <math:mrow>
              <math:mtext> where the 'cohaerency' </math:mtext>
            </math:mrow>
          </math:mstyle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style math:fontsize="24pt">
            <math:mrow>
              <math:mtext> is the Fourier Transform</math:mtext>
            </math:mrow>
          </math:mstyle>
        </math:mrow>
      </math:mtr>
      <math:mtr>
        <math:mrow>
          <math:mstyle math:fontsize="24pt">
            <math:mrow>
              <math:mtext> of the 'apparent sky' </math:mtext>
            </math:mrow>
          </math:mstyle>
          <math:mrow>
            <math:msub>
              <math:mstyle math:fontweight="bold">
                <math:mrow>
                  <math:mover math:accent="true">
                    <math:mi>B</math:mi>
                    <math:mo math:stretchy="false"></math:mo>
                  </math:mover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E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size 24 { "Let's decompose: "} {bold J}_p(l,m) = {bold G}_p {bold K}_p(l,m) {bold E}_p(l,m) newline 
alignl size 24 {{bold G}_p " represents uv-plane effects, does not vary with " l,m; } newline
alignl size 24 {{bold E}_p " represents image-plane effects, varies with " l,m. } newline
size 24 { "then:  "} {bold V}_pq = {bold G}_p left ( iint csub {lm} {bold K}_p {bold E}_p bold B {bold E}^{%dagger}_q {bold K}^{%dagger}_q dl`dm right ) {bold G}^{%dagger}_q newline
size 24 { "and then substituting in the K terms:"} newline
{bold V}_pq = {bold G}_p left ( iint csub {lm} ({bold E}_p bold B {bold E}^{%dagger}_q)e^{%i %phi_{pq}(l,m)} dl`dm right ) {bold G}^{%dagger}_q newline 
size 24 { "thus: "} {bold V}_pq = {bold G}_p {bold X}_pq(u_pq,v_pq,w_pq) {bold G}^{%dagger}_q newline
size 24 {" where the 'cohaerency' " } {bold X}_pq size 24 {" is the Fourier Transform"}newline
size 24 {" of the 'apparent sky' " } {bold tilde B}_pq={bold E}_p bold B {bold E}^{%dagger}_q



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ME of a single point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</math:mrow>
      </math:mtr>
      <math:mtr/>
      <math:mtr>
        <math:mrow>
          <math:mstyle math:fontsize="24pt">
            <math:mrow>
              <math:mtext>The sky has a brightness distribution: </math:mtext>
            </math:mrow>
          </math:mstyle>
          <math:mstyle math:fontweight="bold">
            <math:mrow>
              <math:mi>B</math:mi>
            </math:mrow>
          </math:mstyle>
          <math:mrow>
            <math:mo math:stretchy="false"></math:mo>
            <math:mrow>
              <math:mi>l</math:mi>
              <math:mi>,</math:mi>
              <math:mi>m</math:mi>
            </math:mrow>
            <math:mo math:stretchy="false"></math:mo>
          </math:mrow>
        </math:mrow>
      </math:mtr>
      <math:mtr>
        <math:mstyle math:fontsize="24pt">
          <math:mrow>
            <math:mtext>So the total visibility is obtained by integrating: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∬</math:mo>
                <math:mi math:fontstyle="italic">lm</math:mi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</math:mo>
            <math:mrow>
              <math:mi>l</math:mi>
              <math:mi>,</math:mi>
              <math:mi>m</math:mi>
            </math:mrow>
            <math:mo math:stretchy="false"></math:mo>
          </math:mrow>
          <math:mstyle math:fontweight="bold">
            <math:mrow>
              <math:mi>B</math:mi>
            </math:mrow>
          </math:mstyle>
          <math:mrow>
            <math:mo math:stretchy="false"></math:mo>
            <math:mrow>
              <math:mi>l</math:mi>
              <math:mi>,</math:mi>
              <math:mi>m</math:mi>
            </math:mrow>
            <math:mo math:stretchy="false"></math:mo>
          </math:mrow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</math:mo>
            <math:mrow>
              <math:mi>l</math:mi>
              <math:mi>,</math:mi>
              <math:mi>m</math:mi>
            </math:mrow>
            <math:mo math:stretchy="false"></math:mo>
          </math:mrow>
          <math:mi math:fontstyle="italic">dl</math:mi>
          <math:mi/>
          <math:mi math:fontstyle="italic">dm</math:mi>
        </math:mrow>
      </math:mtr>
    </math:mtable>
    <math:annotation math:encoding="StarMath 5.0"> size 24 { "ME of a single point:" } newline {bold V}_pq = {bold J}_p {bold B} {bold J}^{ %dagger }_q newline newline
size 24 {"The sky has a brightness distribution: "} {bold B}(l,m) newline
size 24 {"So the total visibility is obtained by integrating:"} newline newline
{bold V}_pq = iint csub {lm} {bold J}_p(l,m)bold B(l,m){bold J}^{%dagger}_q(l,m)dl`dm

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i math:fontstyle="italic">lm</math:mi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 math:fontstyle="italic">dl</math:mi>
              <math:mi/>
              <math:mi math:fontstyle="italic">dm</math:mi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row>
          <math:mstyle math:fontsize="24pt">
            <math:mrow>
              <math:mrow>
                <math:mtext>This is linear over </math:mtext>
                <math:mstyle math:fontweight="bold">
                  <math:mrow>
                    <math:mi>B</math:mi>
                  </math:mrow>
                </math:mstyle>
                <math:mtext>, so if the sky is a sum of sources:</math:mtext>
              </math:mrow>
            </math:mrow>
          </math:mstyle>
        </math:mrow>
      </math:mtr>
      <math:mtr>
        <math:mrow>
          <math:mstyle math:fontweight="bold">
            <math:mrow>
              <math:mi>B</math:mi>
            </math:mrow>
          </math:mstyle>
          <math:mrow>
            <math:mrow>
              <math:mo math:stretchy="false"></math:mo>
              <math:mrow>
                <math:mi>l</math:mi>
                <math:mi>,</math:mi>
                <math:mi>m</math:mi>
              </math:mrow>
              <math:mo math:stretchy="false"></math:mo>
            </math:mrow>
            <math:mo math:stretchy="false">=</math:mo>
            <math:mrow>
              <math:msub>
                <math:mo math:stretchy="false">∑</math:mo>
                <math:mi>s</math:mi>
              </math:msub>
              <math:msub>
                <math:mstyle math:fontweight="bold">
                  <math:mrow>
                    <math:mi>B</math:mi>
                  </math:mrow>
                </math:mstyle>
                <math:mi>s</math:mi>
              </math:msub>
            </math:mrow>
          </math:mrow>
          <math:mrow>
            <math:mo math:stretchy="false"></math:mo>
            <math:mrow>
              <math:mi>l</math:mi>
              <math:mi>,</math:mi>
              <math:mi>m</math:mi>
            </math:mrow>
            <math:mo math:stretchy="false"></math:mo>
          </math:mrow>
          <math:mi>,</math:mi>
        </math:mrow>
      </math:mtr>
      <math:mtr>
        <math:mstyle math:fontsize="24pt">
          <math:mrow>
            <math:mtext>then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row>
                  <math:munder>
                    <math:mo math:stretchy="false">∬</math:mo>
                    <math:mi math:fontstyle="italic">lm</math:mi>
                  </math:munder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</math:mrow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ub>
                <math:mstyle math:fontweight="bold">
                  <math:mrow>
                    <math:mi>B</math:mi>
                  </math:mrow>
                </math:mstyle>
                <math:mi>s</math:mi>
              </math:msub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 math:fontstyle="italic">dl</math:mi>
              <math:mi/>
              <math:mi math:fontstyle="italic">dm</math:mi>
            </math:mrow>
          </math:mfenced>
          <math:msubsup>
            <math:mstyle math:fontweight="bold">
              <math:mrow>
                <math:mi>G</math:mi>
              </math:mrow>
            </math:mstyle>
            <math:mi math:fontstyle="italic">q.</math:mi>
            <math:mo math:stretchy="false">†</math:mo>
          </math:msubsup>
        </math:mrow>
      </math:mtr>
    </math:mtable>
    <math:annotation math:encoding="StarMath 5.0">{bold V}_pq = {bold G}_p left ( iint csub {lm} {bold K}_p {bold E}_p bold B {bold E}^{%dagger}_q {bold K}^{%dagger}_q dl`dm right ) {bold G}^{%dagger}_q newline newline
alignc size 24 { "This is linear over " bold B", so if the sky is a sum of sources:" } newline 
{bold B}(l,m) = sum_s {bold B}_s(l,m), newline
size 24 "then" newline newline
{bold V}_pq = {bold G}_p left ( sum csub s iint csub {lm} {bold K}_p {bold E}_p {bold B}_s {bold E}^{%dagger}_q {bold K}^{%dagger}_q dl`dm right ) {bold G}^{%dagger}_q. 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For a point source </math:mtext>
              <math:mi>s</math:mi>
              <math:mtext> of flux </math:mtext>
              <math:mrow>
                <math:msub>
                  <math:mstyle math:fontweight="bold">
                    <math:mrow>
                      <math:mover math:accent="true">
                        <math:mi>B</math:mi>
                        <math:mo math:stretchy="false"></math:mo>
                      </math:mover>
                    </math:mrow>
                  </math:mstyle>
                  <math:mi>s</math:mi>
                </math:msub>
                <math:mo math:stretchy="false">=</math:mo>
                <math:mfenced math:open="" math:close="">
                  <math:mtable>
                    <math:mtr>
                      <math:mtd>
                        <math:mrow>
                          <math:msub>
                            <math:mi>I</math:mi>
                            <math:mi>s</math:mi>
                          </math:msub>
                          <math:mo math:stretchy="false"></math:mo>
                          <math:msub>
                            <math:mi>Q</math:mi>
                            <math:mi>s</math:mi>
                          </math:msub>
                        </math:mrow>
                      </math:mtd>
                      <math:mtd>
                        <math:mrow>
                          <math:mrow>
                            <math:msub>
                              <math:mi>U</math:mi>
                              <math:mi>s</math:mi>
                            </math:msub>
                            <math:mo math:stretchy="false">−</math:mo>
                            <math:mo math:stretchy="false">i</math:mo>
                          </math:mrow>
                          <math:msub>
                            <math:mi>V</math:mi>
                            <math:mi>s</math:mi>
                          </math:msub>
                        </math:mrow>
                      </math:mtd>
                    </math:mtr>
                    <math:mtr>
                      <math:mtd>
                        <math:mrow>
                          <math:mrow>
                            <math:msub>
                              <math:mi>U</math:mi>
                              <math:mi>s</math:mi>
                            </math:msub>
                            <math:mo math:stretchy="false"></math:mo>
                            <math:mo math:stretchy="false">i</math:mo>
                          </math:mrow>
                          <math:msub>
                            <math:mi>V</math:mi>
                            <math:mi>s</math:mi>
                          </math:msub>
                        </math:mrow>
                      </math:mtd>
                      <math:mtd>
                        <math:mrow>
                          <math:msub>
                            <math:mi>I</math:mi>
                            <math:mi>s</math:mi>
                          </math:msub>
                          <math:mo math:stretchy="false">−</math:mo>
                          <math:msub>
                            <math:mi>Q</math:mi>
                            <math:mi>s</math:mi>
                          </math:msub>
                        </math:mrow>
                      </math:mtd>
                    </math:mtr>
                  </math:mtable>
                </math:mfenced>
              </math:mrow>
            </math:mrow>
          </math:mrow>
        </math:mstyle>
      </math:mtr>
      <math:mtr>
        <math:mstyle math:fontsize="24pt">
          <math:mrow>
            <math:mrow>
              <math:mtext>the </math:mtext>
              <math:mstyle math:fontweight="bold">
                <math:mrow>
                  <math:mi>B</math:mi>
                </math:mrow>
              </math:mstyle>
              <math:mtext> distribution is a delta-function:</math:mtext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B</math:mi>
                  </math:mrow>
                </math:mstyle>
                <math:mi>s</math:mi>
              </math:msub>
              <math:mrow>
                <math:mrow>
                  <math:mo math:stretchy="false"></math:mo>
                  <math:mrow>
                    <math:mi>l</math:mi>
                    <math:mi>,</math:mi>
                    <math:mi>m</math:mi>
                  </math:mrow>
                  <math:mo math:stretchy="false"></math:mo>
                </math:mrow>
                <math:mo math:stretchy="false">=</math:mo>
                <math:msub>
                  <math:mstyle math:fontweight="bold">
                    <math:mrow>
                      <math:mover math:accent="true">
                        <math:mi>B</math:mi>
                        <math:mo math:stretchy="false"></math:mo>
                      </math:mover>
                    </math:mrow>
                  </math:mstyle>
                  <math:mi>s</math:mi>
                </math:msub>
              </math:mrow>
              <math:mo math:stretchy="false"></math:mo>
              <math:mrow>
                <math:mo math:stretchy="false"></math:mo>
                <math:mrow>
                  <math:mrow>
                    <math:mi>l</math:mi>
                    <math:mo math:stretchy="false">−</math:mo>
                    <math:msub>
                      <math:mi>l</math:mi>
                      <math:mi>s</math:mi>
                    </math:msub>
                  </math:mrow>
                  <math:mi>,</math:mi>
                  <math:mrow>
                    <math:mi>m</math:mi>
                    <math:mo math:stretchy="false">−</math:mo>
                    <math:msub>
                      <math:mi>m</math:mi>
                      <math:mi>s</math:mi>
                    </math:msub>
                  </math:mrow>
                </math:mrow>
                <math:mo math:stretchy="false"></math:mo>
              </math:mrow>
              <math:mi>.</math:mi>
            </math:mrow>
          </math:mrow>
        </math:mstyle>
      </math:mtr>
      <math:mtr/>
      <math:mtr>
        <math:mstyle math:fontsize="24pt">
          <math:mrow>
            <math:mtext>So for a sky of point sources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 math:fontstyle="italic">ps</math:mi>
              </math:msub>
              <math:msub>
                <math:mstyle math:fontweight="bold">
                  <math:mrow>
                    <math:mover math:accent="true">
                      <math:mi>B</math:mi>
                      <math:mo math:stretchy="false"></math:mo>
                    </math:mover>
                  </math:mrow>
                </math:mstyle>
                <math:mi>s</math:mi>
              </math:msub>
              <math:msubsup>
                <math:mstyle math:fontweight="bold">
                  <math:mrow>
                    <math:mi>E</math:mi>
                  </math:mrow>
                </math:mstyle>
                <math:mi math:fontstyle="italic">qs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  <math:mo math:stretchy="false">=</math:mo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row>
                <math:mrow>
                  <math:mo math:stretchy="false"></math:mo>
                  <math:mrow>
                    <math:msub>
                      <math:mi>l</math:mi>
                      <math:mi>s</math:mi>
                    </math:msub>
                    <math:mi>,</math:mi>
                    <math:msub>
                      <math:mi>m</math:mi>
                      <math:mi>s</math:mi>
                    </math:msub>
                  </math:mrow>
                  <math:mo math:stretchy="false"></math:mo>
                </math:mrow>
                <math:mo math:stretchy="false">=</math:mo>
                <math:msup>
                  <math:mi>e</math:mi>
                  <math:mrow>
                    <math:mo math:stretchy="false">i</math:mo>
                    <math:msub>
                      <math:mo math:stretchy="false"></math:mo>
                      <math:mi>p</math:mi>
                    </math:msub>
                    <math:mrow>
                      <math:mo math:stretchy="false"></math:mo>
                      <math:mrow>
                        <math:msub>
                          <math:mi>l</math:mi>
                          <math:mi>s</math:mi>
                        </math:msub>
                        <math:mi>,</math:mi>
                        <math:msub>
                          <math:mi>m</math:mi>
                          <math:mi>s</math:mi>
                        </math:msub>
                      </math:mrow>
                      <math:mo math:stretchy="false"></math:mo>
                    </math:mrow>
                  </math:mrow>
                </math:msup>
              </math:mrow>
              <math:mi>,</math:mi>
            </math:mrow>
          </math:mrow>
        </math:mstyle>
      </math:mtr>
      <math:mtr>
        <math:mstyle math:fontsize="24pt">
          <math:mrow>
            <math:mrow>
              <math:mtext>and </math:mtext>
              <math:mrow>
                <math:msub>
                  <math:mstyle math:fontweight="bold">
                    <math:mrow>
                      <math:mi>E</math:mi>
                    </math:mrow>
                  </math:mstyle>
                  <math:mi math:fontstyle="italic">ps</math:mi>
                </math:msub>
                <math:mo math:stretchy="false">=</math:mo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</math:mrow>
              <math:mrow>
                <math:mo math:stretchy="false"></math:mo>
                <math:mrow>
                  <math:msub>
                    <math:mi>l</math:mi>
                    <math:mi>s</math:mi>
                  </math:msub>
                  <math:mi>,</math:mi>
                  <math:msub>
                    <math:mi>m</math:mi>
                    <math:mi>s</math:mi>
                  </math:msub>
                </math:mrow>
                <math:mo math:stretchy="false"></math:mo>
              </math:mrow>
              <math:mi>.</math:mi>
            </math:mrow>
          </math:mrow>
        </math:mstyle>
      </math:mtr>
    </math:mtable>
    <math:annotation math:encoding="StarMath 5.0">size 24 {"For a point source " s " of flux " {bold hat B}_{s}=left ( matrix{I_s+Q_s # U_s-%i V_s ## U_s+%i V_s # I_s-Q_s} right ) } newline
size 24 { "the "bold B " distribution is a delta-function:"} newline
size 24 { {bold B}_s(l,m) = { bold hat B}_s%delta(l-l_s,m-m_s).} newline newline
size 24 {"So for a sky of point sources:"} newline 
{bold V}_pq = {bold G}_p left ( sum csub s {bold K}_ps {bold E}_{ps} {bold hat B}_s {bold E}^{%dagger}_{qs} {bold K}^{%dagger}_{qs} right ) {bold G}^{%dagger}_q, newline
size 24 { "where " {bold K}_ps = {bold K}_p(l_s,m_s)=e^{%i %phi_p(l_s,m_s)}, } newline 
size 24 { "and "{bold E}_ps = {bold E}_p(l_s,m_s). }</math:annotation>
  </math:semantics>
</math:math>
</file>